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3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4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8pt" style:font-size-asian="18pt" style:font-size-complex="18pt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147c85"/>
    </style:style>
    <style:style style:name="P6" style:family="paragraph" style:parent-style-name="Standard">
      <style:paragraph-properties fo:line-height="115%" fo:text-align="justify" style:justify-single-word="false" style:writing-mode="lr-tb"/>
      <style:text-properties officeooo:paragraph-rsid="00147c85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„Ludu wolny, ludu szczęśliwy!”</text:span></text:p>
      <text:p text:style-name="P2"><draw:frame draw:style-name="fr1" draw:name="Obraz1" text:anchor-type="as-char" svg:width="5.318cm" svg:height="5.33cm" draw:z-index="0"><draw:image/></draw:frame></text:p>
      <text:p text:style-name="P4">Kingofhills</text:p>
      <text:p text:style-name="P1"/>
      <text:p text:style-name="P5">Nie zastanawiało was kiedyś, jak to jest, że w odmętach internetu Polacy starają się zwrócić na siebie jak największą uwagę i przywiązują wielką wagę do istnienia na arenie międzynarodowej, nawet jeśli chodzi o ledwie błahostki? <office:annotation><dc:date>0000-00-00T00:00:00</dc:date><text:p text:style-name="P7"><text:span text:style-name="T2">Brakuje jeszcze tekstu "Polska przejmuje ten filmik" :D</text:span></text:p></office:annotation>Że pod każdym prawie filmikiem uwzględniającym coś polskiego na tle innych państw jest masa komentarzy typu „POOLSKAAAA!11ONE!1!ONE” albo „Za*yay*iste, Polacy rządzą!”? Czyżby z poczucia patriotyzmu? Czy może jest to zwyczajna mentalność przeciętnego mieszkańca kraju, który de facto nic nie znaczył przez średnio połowę historii Europy?</text:p>
      <text:p text:style-name="P6">Spójrzmy, jak wygląda u nas patriotyzm. W Polsce flagi są wywieszane, fakt. W większych miastach. Ale często brakuje ich w całych dzielnicach miejscowości mniejszej wagi, bo ludziom zwyczajnie się nie chce ich wywieszać bądź… nie mają takiej w domu. Frekwencja na wyborach parlamentarnych wynosiła ile… <office:annotation><dc:date>0000-00-00T00:00:00</dc:date><text:p text:style-name="P7"><text:span text:style-name="T2">2011 - 48,92%</text:span></text:p><text:p text:style-name="P7"><text:span text:style-name="T2">2007 - 53,88%</text:span></text:p><text:p text:style-name="P7"><text:span text:style-name="T2">2005 - 40,57%</text:span></text:p><text:p text:style-name="P7"><text:span text:style-name="T2">2001 - 46,29%</text:span></text:p><text:p text:style-name="P7"><text:span text:style-name="T2">1997 - 47,93%</text:span></text:p><text:p text:style-name="P7"><text:span text:style-name="T2">1993 - 52,13%</text:span></text:p><text:p text:style-name="P7"><text:span text:style-name="T2">1991 - 43,20%</text:span></text:p><text:p text:style-name="P7"><text:span text:style-name="T2">1989 - 62% (pierwsza tura); 25% (druga tura)</text:span></text:p></office:annotation>trzydzieści procent? Nie pamiętam dokładnie. Nie wspominając już nawet o maskaradzie, od dwóch bodaj lat dziejącej się na święto 11.11. Przesiąknęliśmy czymś potocznie nazywanym „cebulą”. Niezbyt patriotycznie z naszej strony, co?</text:p>
      <text:p text:style-name="P6">Oczywiście nie neguję tego, że <office:annotation><dc:date>0000-00-00T00:00:00</dc:date><text:p text:style-name="P7"><text:span text:style-name="T2">a u nich biją murzynów! :D</text:span></text:p></office:annotation>w innych państwach może być gorzej, ale nie do tego zmierzam. Piszę to wszystko w kontekście narodu, który przez długie lata musiał walczyć o to, by w ogóle istnieć. <office:annotation><dc:date>0000-00-00T00:00:00</dc:date><text:p text:style-name="P7"><text:span text:style-name="T2">Ale jakie ataki sąsiadujących państw do XI wieku? Państwo polskie powstało w X wieku, więc w ciągu 100 lat sąsiedzi (którzy nie istnieli lub raczkowali) nas zniszczyli?</text:span></text:p></office:annotation>W końcu ataki wielu państw sąsiadujących zniszczyły nasz kraj, zanim mógł rozkwitnąć jeszcze w połowie XI wieku. Demokracja szlachecka nie przyczyniła się zbyt dobrze do pozycji naszego kraju w Europie (nie licząc tolerancji religijnej i dość nowoczesnego systemu politycznego, praktycznie nie mieliśmy się czym pochwalić), nie mówiąc już nawet o XVII wieku, kiedy zostaliśmy spustoszeni przez najazd Szwedów. Lata okupacji to kolejny dowód na to, że mimo wszelkich starań potrafiliśmy się odrodzić, odgryźć i jeszcze oddać z nawiązką.</text:p>
      <text:p text:style-name="P6">Co więc się stało? Czemu staliśmy się ludźmi gnijącymi od wewnątrz, przeżartymi zazdrością? Gdyby spytać przypadkowego Polaka na ulicy, czy gdyby mógł zmienić państwo, w którym się urodził i wychowywał, zrobiłby to… zazwyczaj odpowiedź byłaby twierdząca. Przykra rzeczywistość pokazuje, że mimo nie najgorszej sytuacji w ojczyźnie wszyscy chcą ją opuścić. Czy Polacy stracili ducha patriotyzmu? Nie chcą już walczyć o swój kraj?</text:p>
      <text:p text:style-name="P6">Nie wiem. Mam wrażenie, że wolność nie zawsze równa jest szczęśliwości. Czasem myślę sobie, że jako naród jesteśmy ludźmi wręcz stworzonymi do bycia buntownikami, bo cały czas <text:soft-page-break/>nam się coś nie podoba. Że szczęśliwi możemy być tylko wtedy, kiedy jest nad nami ktoś, z kim możemy walczyć. A jak to się ma do początku? Tak, że jeśli nie mamy z kim walczyć, chcemy zaistnieć w inny sposób, zwrócić na siebie uwagę niczym małe dzieci. Smutne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break-before="auto" fo:break-after="auto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break-before="auto" fo:break-after="auto" style:writing-mode="lr-tb"/>
      <style:text-properties style:font-name="Trebuchet MS" fo:font-family="'Trebuchet MS'" fo:font-size="13pt" fo:font-weight="normal" style:font-name-asian="Trebuchet MS" style:font-family-asian="'Trebuchet MS'" style:font-size-asian="13pt" style:font-weight-asian="normal" style:font-name-complex="Trebuchet MS" style:font-family-complex="'Trebuchet MS'" style:font-size-complex="13pt" style:font-weight-complex="normal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break-before="auto" fo:break-after="auto" style:writing-mode="lr-tb"/>
      <style:text-properties fo:color="#666666" style:font-name="Trebuchet MS" fo:font-family="'Trebuchet MS'" fo:font-size="12pt" fo:font-weight="normal" style:font-name-asian="Trebuchet MS" style:font-family-asian="'Trebuchet MS'" style:font-size-asian="12pt" style:font-weight-asian="normal" style:font-name-complex="Trebuchet MS" style:font-family-complex="'Trebuchet MS'" style:font-size-complex="12pt" style:font-weight-complex="normal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break-before="auto" fo:break-after="auto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break-before="auto" fo:break-after="auto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break-before="auto" fo:break-after="auto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break-before="auto" fo:break-after="auto" style:writing-mode="lr-tb"/>
      <style:text-properties fo:color="#000000" style:font-name="Trebuchet MS" fo:font-family="'Trebuchet MS'" fo:font-size="13pt" fo:font-style="normal" style:font-name-asian="Trebuchet MS" style:font-family-asian="'Trebuchet MS'" style:font-size-asian="13pt" style:font-style-asian="normal" style:font-name-complex="Trebuchet MS" style:font-family-complex="'Trebuchet MS'" style:font-size-complex="13pt" style:font-style-complex="normal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Windows_x86 LibreOffice_project/edfb5295ba211bd31ad47d0bad0118690f76407d</meta:generator>
    <dc:title/>
    <meta:initial-creator/>
    <meta:editing-cycles>2</meta:editing-cycles>
    <dc:date>2014-12-07T21:19:48.697000000</dc:date>
    <meta:editing-duration>PT2H15M32S</meta:editing-duration>
    <meta:document-statistic meta:table-count="0" meta:image-count="1" meta:object-count="0" meta:page-count="2" meta:paragraph-count="8" meta:word-count="410" meta:character-count="2736" meta:non-whitespace-character-count="2333"/>
  </office:meta>
</office:document-meta>
</file>